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officeooo:rsid="001439ba" officeooo:paragraph-rsid="001439ba"/>
    </style:style>
    <style:style style:name="P2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fo:font-weight="bold" officeooo:rsid="001439ba" officeooo:paragraph-rsid="001439ba" style:font-weight-asian="bold" style:font-weight-complex="bold"/>
    </style:style>
    <style:style style:name="P3" style:family="paragraph" style:parent-style-name="Illustration">
      <style:paragraph-properties fo:margin-top="0cm" fo:margin-bottom="0cm" loext:contextual-spacing="false"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Illustration">
      <style:paragraph-properties fo:margin-top="0cm" fo:margin-bottom="0cm" loext:contextual-spacing="false" fo:text-align="center" style:justify-single-word="false"/>
      <style:text-properties fo:font-size="10pt" fo:font-style="normal" officeooo:rsid="001947bd" officeooo:paragraph-rsid="001947bd" style:font-size-asian="10pt" style:font-style-asian="normal" style:font-size-complex="10pt" style:font-style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47a5"/>
    </style:style>
    <style:style style:name="T2" style:family="text">
      <style:text-properties officeooo:rsid="0018b6a5"/>
    </style:style>
    <style:style style:name="T3" style:family="text">
      <style:text-properties officeooo:rsid="001b2bc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9.8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9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8.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9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8.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6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3.094cm" svg:y="4.803cm" svg:width="15.61cm" draw:z-index="0">
        <draw:text-box fo:min-height="18.828cm">
          <text:p text:style-name="P3"><draw:g text:anchor-type="paragraph" draw:z-index="1" draw:style-name="gr1"><draw:custom-shape draw:style-name="gr2" draw:text-style-name="P6" xml:id="id6" draw:id="id6" svg:width="10.401cm" svg:height="2.2cm" draw:transform="rotate (1.5707963267949) translate (0.00529166666666667cm 13.5784166666667cm)"><text:p text:style-name="P5"><text:span text:style-name="T4">Analizar, desarrollar e implementar un modelo aplicable </text:span></text:p><text:p text:style-name="P5"><text:span text:style-name="T4">de firma digital para el Ministerio de Obras Públicas </text:span></text:p><text:p text:style-name="P5"><text:span text:style-name="T4">Servicios y Vivienda que permita interactuar entre </text:span></text:p><text:p text:style-name="P5"><text:span text:style-name="T4">los sistemas y servidores públicos.</text:span></text:p><draw:enhanced-geometry svg:viewBox="0 0 21600 21600" draw:type="rectangle" draw:enhanced-path="M 0 0 L 21600 0 21600 21600 0 21600 0 0 Z N"/></draw:custom-shape><draw:custom-shape draw:style-name="gr3" draw:text-style-name="P6" xml:id="id1" draw:id="id1" svg:width="10cm" svg:height="2.202cm" draw:transform="rotate (1.5707963267949) translate (13.4073194444444cm 13.6754305555556cm)"><text:p text:style-name="P5"><text:span text:style-name="T4">Realizar un diseño que permita realizar el uso</text:span></text:p><text:p text:style-name="P5"><text:span text:style-name="T4">de la firma digital para documentos en formato PDF </text:span></text:p><text:p text:style-name="P5"><text:span text:style-name="T4">realizados por los servidores públicos o generados por </text:span></text:p><text:p text:style-name="P5"><text:span text:style-name="T4">los diferentes sistemas con los que cuenta el Ministerio.</text:span></text:p><draw:enhanced-geometry svg:viewBox="0 0 21600 21600" draw:type="rectangle" draw:enhanced-path="M 0 0 L 21600 0 21600 21600 0 21600 0 0 Z N"/></draw:custom-shape><draw:custom-shape draw:style-name="gr4" draw:text-style-name="P6" xml:id="id2" draw:id="id2" svg:width="8.601cm" svg:height="2.202cm" draw:transform="rotate (1.5707963267949) translate (9.779cm 8.07155555555556cm)"><text:p text:style-name="P5"><text:span text:style-name="T4">Realizar un diseño para incorporar varias firmas</text:span></text:p><text:p text:style-name="P5"><text:span text:style-name="T4"><text:s/></text:span><text:span text:style-name="T4">digitales dentro de un documento en formato PDF.</text:span></text:p><draw:enhanced-geometry svg:viewBox="0 0 21600 21600" draw:type="rectangle" draw:enhanced-path="M 0 0 L 21600 0 21600 21600 0 21600 0 0 Z N"/></draw:custom-shape><draw:custom-shape draw:style-name="gr5" draw:text-style-name="P6" xml:id="id5" draw:id="id5" svg:width="9.801cm" svg:height="2.2cm" draw:transform="rotate (1.5707963267949) translate (6.619875cm 14.8854583333333cm)"><text:p text:style-name="P5"><text:span text:style-name="T4">Realizar por un medio informático una marca de agua</text:span></text:p><text:p text:style-name="P5"><text:span text:style-name="T4">para mostrar la información de una persona como ser </text:span></text:p><text:p text:style-name="P5"><text:span text:style-name="T4">nombre completo y cargo institucional dentro de un </text:span></text:p><text:p text:style-name="P5"><text:span text:style-name="T4">documento en formato PDF firmado.</text:span></text:p><draw:enhanced-geometry svg:viewBox="0 0 21600 21600" draw:type="rectangle" draw:enhanced-path="M 0 0 L 21600 0 21600 21600 0 21600 0 0 Z N"/></draw:custom-shape><draw:custom-shape draw:style-name="gr6" draw:text-style-name="P6" xml:id="id7" draw:id="id7" svg:width="8.499cm" svg:height="2.2cm" draw:transform="rotate (1.5707963267949) translate (3.81881944444444cm 18.288cm)"><text:p text:style-name="P5"><text:span text:style-name="T4">Incluir el sello de tiempo que permita demostrar</text:span></text:p><text:p text:style-name="P5"><text:span text:style-name="T4">Que una serie de datos no han existido y no</text:span></text:p><text:p text:style-name="P5"><text:span text:style-name="T4">Han sido vulnerados</text:span></text:p><draw:enhanced-geometry svg:viewBox="0 0 21600 21600" draw:type="rectangle" draw:enhanced-path="M 0 0 L 21600 0 21600 21600 0 21600 0 0 Z N"/></draw:custom-shape><draw:custom-shape draw:style-name="gr7" draw:text-style-name="P6" xml:id="id4" draw:id="id4" svg:width="8.901cm" svg:height="2.2cm" draw:transform="rotate (1.5707963267949) translate (3.81881944444444cm 8.68538888888889cm)"><text:p text:style-name="P5"><text:span text:style-name="T4">Verificar y validar firmas digitales de los servidores </text:span></text:p><text:p text:style-name="P5"><text:span text:style-name="T4">públicos en documentos con formato PDF</text:span></text:p><draw:enhanced-geometry svg:viewBox="0 0 21600 21600" draw:type="rectangle" draw:enhanced-path="M 0 0 L 21600 0 21600 21600 0 21600 0 0 Z N"/></draw:custom-shape><draw:custom-shape draw:style-name="gr8" draw:text-style-name="P6" xml:id="id3" draw:id="id3" svg:width="7.501cm" svg:height="2.202cm" draw:transform="rotate (1.5707963267949) translate (9.71726388888889cm 18.2862361111111cm)"><text:p text:style-name="P5"><text:span text:style-name="T4">Verificar y validar el estado de certificado</text:span></text:p><text:p text:style-name="P5"><text:span text:style-name="T4">proporcionado por la entidad certificadora</text:span></text:p><draw:enhanced-geometry svg:viewBox="0 0 21600 21600" draw:type="rectangle" draw:enhanced-path="M 0 0 L 21600 0 21600 21600 0 21600 0 0 Z N"/></draw:custom-shape><draw:connector draw:style-name="gr9" draw:text-style-name="P7" svg:x1="13.407cm" svg:y1="8.677cm" svg:x2="11.98cm" svg:y2="3.771cm" draw:start-shape="id1" draw:start-glue-point="0" draw:end-shape="id2" svg:d="M13407 8677h-712v-4906h-715" svg:viewBox="0 0 1429 4907"><text:p/></draw:connector><draw:connector draw:style-name="gr9" draw:text-style-name="P7" svg:x1="13.406cm" svg:y1="8.677cm" svg:x2="11.918cm" svg:y2="14.536cm" draw:start-shape="id1" draw:start-glue-point="0" draw:end-shape="id3" svg:d="M13406 8677h-744v5859h-744" svg:viewBox="0 0 1490 5861"><text:p/></draw:connector><draw:connector draw:style-name="gr9" draw:text-style-name="P7" svg:x1="9.779cm" svg:y1="3.771cm" svg:x2="6.018cm" svg:y2="4.235cm" draw:start-shape="id2" draw:start-glue-point="0" draw:end-shape="id4" svg:d="M9779 3771h-1880v464h-1881" svg:viewBox="0 0 3762 466"><text:p/></draw:connector><draw:connector draw:style-name="gr9" draw:text-style-name="P7" svg:x1="9.717cm" svg:y1="14.537cm" svg:x2="8.819cm" svg:y2="9.986cm" draw:start-shape="id3" draw:start-glue-point="0" draw:end-shape="id5" draw:end-glue-point="2" svg:d="M9717 14537h-450v-4551h-448" svg:viewBox="0 0 900 4553"><text:p/></draw:connector><draw:connector draw:style-name="gr9" draw:text-style-name="P7" svg:x1="13.407cm" svg:y1="8.677cm" svg:x2="8.819cm" svg:y2="9.985cm" draw:start-shape="id1" draw:start-glue-point="0" draw:end-shape="id5" draw:end-glue-point="2" svg:d="M13407 8677h-2294v1308h-2294" svg:viewBox="0 0 4590 1311"><text:p/></draw:connector><draw:connector draw:style-name="gr9" draw:text-style-name="P7" svg:x1="3.819cm" svg:y1="4.235cm" svg:x2="2.205cm" svg:y2="8.378cm" draw:start-shape="id4" draw:start-glue-point="0" draw:end-shape="id6" svg:d="M3819 4235h-808v4143h-806" svg:viewBox="0 0 1616 4145"><text:p/></draw:connector><draw:connector draw:style-name="gr9" draw:text-style-name="P7" svg:x1="3.819cm" svg:y1="14.04cm" svg:x2="2.205cm" svg:y2="8.379cm" draw:start-shape="id7" draw:start-glue-point="0" draw:end-shape="id6" draw:end-glue-point="2" svg:d="M3819 14040h-808v-5661h-806" svg:viewBox="0 0 1616 5662"><text:p/></draw:connector><draw:connector draw:style-name="gr9" draw:text-style-name="P7" svg:x1="6.62cm" svg:y1="9.986cm" svg:x2="6.018cm" svg:y2="14.04cm" draw:start-shape="id5" draw:start-glue-point="0" draw:end-shape="id7" draw:end-glue-point="2" svg:d="M6620 9986h-302v4054h-300" svg:viewBox="0 0 603 4055"><text:p/></draw:connector></draw:g>Ilustración <text:sequence text:ref-name="refIllustration0" text:name="Illustration" text:formula="ooow:Illustration+1" style:num-format="1">1</text:sequence>: Árbol de <text:span text:style-name="T3">objetivos</text:span></text:p>
          <text:p text:style-name="P4">Fuente: <text:span text:style-name="T3">E</text:span>laboración propia</text:p>
        </draw:text-box>
      </draw:frame>
      <text:p text:style-name="P2"><text:span text:style-name="T2">ANEXO B - </text:span>ÁRBOL DE <text:span text:style-name="T1">OBJETIVO</text:span>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6-18T18:28:26.391197057</meta:creation-date>
    <dc:date>2015-06-25T11:57:32.938935367</dc:date>
    <dc:creator>armin </dc:creator>
    <meta:editing-duration>PT7M30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1" meta:paragraph-count="3" meta:word-count="14" meta:character-count="87" meta:non-whitespace-character-count="76"/>
  </office:meta>
</office:document-meta>
</file>